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Pictures/20000011000000DF000000DF14A9C005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161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1.3071in"/>
    </style:style>
    <style:style style:name="ro1" style:family="table-row">
      <style:table-row-properties style:row-height="0.168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svg:width="11.6323in" svg:height="3.5394in" svg:x="5.1646in" svg:y="1.9323in">
            <draw:object draw:notify-on-update-of-ranges="Sheet1.A1:Sheet1.A1 Sheet1.A2:Sheet1.A1001 Sheet1.B2:Sheet1.B10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>
            <text:p>Samples</text:p>
          </table:table-cell>
          <table:table-cell office:value-type="string">
            <text:p>Mean</text:p>
          </table:table-cell>
          <table:table-cell office:value-type="string">
            <text:p>Standard Deviation</text:p>
          </table:table-cell>
          <table:table-cell table:number-columns-repeated="1021"/>
        </table:table-row>
        <table:table-row table:style-name="ro1">
          <table:table-cell office:value-type="float" office:value="0.0012359619140625">
            <text:p>0.0012359619</text:p>
          </table:table-cell>
          <table:table-cell office:value-type="float" office:value="0.0055">
            <text:p>0.0055</text:p>
          </table:table-cell>
          <table:table-cell table:formula="of:=STDEV([.A2:.A1001])" office:value-type="float" office:value="0.00667761872797427">
            <text:p>0.0066776187</text:p>
          </table:table-cell>
          <table:table-cell table:number-columns-repeated="1021"/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109390258789">
            <text:p>0.00221109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960182189941">
            <text:p>0.022696018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3887405395508">
            <text:p>0.005138874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3940544128418">
            <text:p>0.00439405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87413597106934">
            <text:p>0.0028741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4886665344238">
            <text:p>0.00214886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584869384766">
            <text:p>0.00220584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91168785095215">
            <text:p>0.01911687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520133972168">
            <text:p>0.0022552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709510803223">
            <text:p>0.00224709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1411170959473">
            <text:p>0.00531411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9060115814209">
            <text:p>0.00390601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8410491943359">
            <text:p>0.021841049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605995178223">
            <text:p>0.002186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44698333740234">
            <text:p>0.004446983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87692451477051">
            <text:p>0.00387692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06995010375977">
            <text:p>0.002069950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.8835067749023438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889381408691">
            <text:p>0.00216889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5419063568115">
            <text:p>0.020541906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208831787109">
            <text:p>0.002242088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69987297058106">
            <text:p>0.00569987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90584564208984">
            <text:p>0.00290584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87585449219">
            <text:p>0.00222587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4130153656006">
            <text:p>0.02241301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607353210449">
            <text:p>0.002196073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4892082214356">
            <text:p>0.00534892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4204902648926">
            <text:p>0.0034420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0611095428467">
            <text:p>0.02206110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7986106872559">
            <text:p>0.00217986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99566650391">
            <text:p>0.00224399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1492958068848">
            <text:p>0.005214929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57413291931152">
            <text:p>0.00357413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5795974731445">
            <text:p>0.002357959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43506240844727">
            <text:p>0.004435062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98719501495361">
            <text:p>0.019871950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892097473145">
            <text:p>0.00218892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90603256225586">
            <text:p>0.00690603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48813629150391">
            <text:p>0.002488136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17440223693848">
            <text:p>0.011744022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918655395508">
            <text:p>0.00220918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15900039672852">
            <text:p>0.0115900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9411773681641">
            <text:p>0.00549411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658576965332">
            <text:p>0.00326585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3237943649292">
            <text:p>0.02323794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731015205383301">
            <text:p>0.007310152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889350891113">
            <text:p>0.02238893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0610809326172">
            <text:p>0.00520610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4112854003906">
            <text:p>0.00364112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1310386657715">
            <text:p>0.00211310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050117492676">
            <text:p>0.02230501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5080718994141">
            <text:p>0.00235080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583511352539">
            <text:p>0.00219583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940845489502">
            <text:p>0.00529408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6013565063477">
            <text:p>0.00326013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4603881835937">
            <text:p>0.002346038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036075592041">
            <text:p>0.02203607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709510803223">
            <text:p>0.00224709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04112243652344">
            <text:p>0.005041122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53693962097168">
            <text:p>0.003536939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009948730469">
            <text:p>0.00218009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0820903778076">
            <text:p>0.02208209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4507293701172">
            <text:p>0.00514507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0001182556152">
            <text:p>0.00510001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4603881835937">
            <text:p>0.002346038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4179286956787">
            <text:p>0.02041792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09498405456543">
            <text:p>0.002094984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348331451416">
            <text:p>0.002334833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3699989318848">
            <text:p>0.00533699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50119781494141">
            <text:p>0.00650119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488143920898">
            <text:p>0.00219488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105316162109">
            <text:p>0.00218105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8779993057251">
            <text:p>0.018779993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794013977051">
            <text:p>0.002167940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202041625977">
            <text:p>0.00219202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5403022766113">
            <text:p>0.005254030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0005416870117">
            <text:p>0.00320005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4959850311279">
            <text:p>0.0224959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5903701782227">
            <text:p>0.00525903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0510425567627">
            <text:p>0.0030510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102600097656">
            <text:p>0.0021610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5104560852051">
            <text:p>0.00235104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250389099121">
            <text:p>0.02232503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03399658203">
            <text:p>0.0022020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3482093811035">
            <text:p>0.00513482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1323356628418">
            <text:p>0.00361323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03520202637">
            <text:p>0.00223803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258996963501">
            <text:p>0.02225899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99566650391">
            <text:p>0.00224399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03399658203">
            <text:p>0.0022020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9802322387695312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01513481140137">
            <text:p>0.00501513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95894050598145">
            <text:p>0.00395894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590301513672">
            <text:p>0.00224590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6679573059082">
            <text:p>0.021667957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293334960937">
            <text:p>0.002162933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8500366210937">
            <text:p>0.002285003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773501396179199">
            <text:p>0.0077350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990180969238">
            <text:p>0.00220990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6521492004395">
            <text:p>0.00226521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.907348632812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900577545166">
            <text:p>0.02269005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7117538452148">
            <text:p>0.00227117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4309616088867">
            <text:p>0.00544309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0890884399414">
            <text:p>0.003408908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496292114258">
            <text:p>0.00225496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03520202637">
            <text:p>0.00223803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0489501953125">
            <text:p>0.022048950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0216979980469">
            <text:p>0.002302169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717971801757812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4100284576416">
            <text:p>0.00441002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0894203186035">
            <text:p>0.0036089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40588188171387">
            <text:p>0.00240588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1878547668457">
            <text:p>0.02018785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0969123840332">
            <text:p>0.005096912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4201583862305">
            <text:p>0.00324201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7189064025879">
            <text:p>0.00227189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259925842285">
            <text:p>0.02232599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0439624786377">
            <text:p>0.002043962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1186332702637">
            <text:p>0.005411863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78186798095703">
            <text:p>0.00278186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60327911377">
            <text:p>0.002166032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441123962402">
            <text:p>0.022344112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1003761291504">
            <text:p>0.00231003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6203384399414">
            <text:p>0.00536203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56292724609375">
            <text:p>0.00356292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009948730469">
            <text:p>0.00218009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0980834960937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46882438659668">
            <text:p>0.00246882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1118927001953">
            <text:p>0.022111892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7700004577637">
            <text:p>0.0021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13594055175781">
            <text:p>0.00613594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106674194336">
            <text:p>0.00219106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511985778809">
            <text:p>0.00219511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31461524963379">
            <text:p>0.023146152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987464904785">
            <text:p>0.00218987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8798828125">
            <text:p>0.005187988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2607498168945">
            <text:p>0.003426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30288505554199">
            <text:p>0.02302885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99566650391">
            <text:p>0.00224399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590301513672">
            <text:p>0.00224590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53393363952637">
            <text:p>0.00553393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1197509765625">
            <text:p>0.00321197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6783752441406">
            <text:p>0.00226783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1670398712158">
            <text:p>0.02116703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9514083862305">
            <text:p>0.00519514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27699089050293">
            <text:p>0.00427699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392776489258">
            <text:p>0.00219392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710868835449">
            <text:p>0.00225710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4838981628418">
            <text:p>0.021483898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8791885375977">
            <text:p>0.00548791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74214553833008">
            <text:p>0.004742145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4119682312012">
            <text:p>0.020411968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016738891602">
            <text:p>0.002230167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882266998291">
            <text:p>0.00518822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808780670166">
            <text:p>0.00328087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804878234863">
            <text:p>0.002248048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085548400879">
            <text:p>0.002210855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779678344727">
            <text:p>0.02237796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6497650146484">
            <text:p>0.002264976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89203834533691">
            <text:p>0.005892038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50396537780762">
            <text:p>0.00450396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06589698791504">
            <text:p>0.00206589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007232666016">
            <text:p>0.00216007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5659866333008">
            <text:p>0.02056598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743794441223145">
            <text:p>0.00743794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725507736206055">
            <text:p>0.007255077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51293182373047">
            <text:p>0.00251293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03399658203">
            <text:p>0.0022020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5861988067627">
            <text:p>0.01586198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488143920898">
            <text:p>0.00219488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5987625122070312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73301315307617">
            <text:p>0.00573301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6592407226563">
            <text:p>0.003665924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6660499572754">
            <text:p>0.021666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040771484375">
            <text:p>0.00230407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018096923828">
            <text:p>0.0022401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62119483947754">
            <text:p>0.00562119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98786163330078">
            <text:p>0.00298786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0272064209">
            <text:p>0.00219702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3160514831543">
            <text:p>0.02131605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9800186157227">
            <text:p>0.00519800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29511070251465">
            <text:p>0.004295110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2693214416504">
            <text:p>0.002126932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7808952331543">
            <text:p>0.00227808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8618640899658">
            <text:p>0.020861864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9883193969727">
            <text:p>0.00229883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420692443848">
            <text:p>0.002224206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8492202758789">
            <text:p>0.0053849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8704681396484">
            <text:p>0.002387046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9170322418213">
            <text:p>0.02291703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97403335571289">
            <text:p>0.00297403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93295288085937">
            <text:p>0.00393295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7921733856201">
            <text:p>0.02179217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15380859375">
            <text:p>0.00222015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7604637145996">
            <text:p>0.002176046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66196441650391">
            <text:p>0.00566196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26387786865234">
            <text:p>0.00426387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7688808441162">
            <text:p>0.02076888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03520202637">
            <text:p>0.00223803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776962280273">
            <text:p>0.002217769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96401977539062">
            <text:p>0.002964019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82511520385742">
            <text:p>0.00482511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011306762695">
            <text:p>0.002190113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9096412658691">
            <text:p>0.002290964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9469795227051">
            <text:p>0.02094697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202041625977">
            <text:p>0.00219202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8512725830078">
            <text:p>0.005185127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09610366821289">
            <text:p>0.003096103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494934082031">
            <text:p>0.002244949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7069854736328">
            <text:p>0.022706985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1310386657715">
            <text:p>0.00211310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67102432250977">
            <text:p>0.00567102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98285484313965">
            <text:p>0.00298285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98208618164">
            <text:p>0.002233982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9089984893799">
            <text:p>0.02190899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04987144470215">
            <text:p>0.00604987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4198570251465">
            <text:p>0.00234198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31029987335205">
            <text:p>0.02310299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4695930480957">
            <text:p>0.002146959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2791900634766">
            <text:p>0.0023279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771900177002">
            <text:p>0.005477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91817092895508">
            <text:p>0.00391817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1639404296875">
            <text:p>0.02116394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0690498352051">
            <text:p>0.0021069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0980834960937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5601921081543">
            <text:p>0.002156019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.287460327148437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64710998535156">
            <text:p>0.006647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18091583252">
            <text:p>0.002211809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513343811035">
            <text:p>0.00220513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43167877197266">
            <text:p>0.0243167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090980529785">
            <text:p>0.002250909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8693199157715">
            <text:p>0.0052869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08394432067871">
            <text:p>0.00308394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210189819336">
            <text:p>0.00225210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612785339355">
            <text:p>0.00223612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99220180511475">
            <text:p>0.01992201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684310913086">
            <text:p>0.002236843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71489334106445">
            <text:p>0.005714893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7468204498291">
            <text:p>0.00274682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490859985352">
            <text:p>0.002214908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988822937012">
            <text:p>0.002199888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5150585174561">
            <text:p>0.02251505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305557250977">
            <text:p>0.00225305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7106056213379">
            <text:p>0.00517106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3796272277832">
            <text:p>0.003237962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420692443848">
            <text:p>0.002224206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109390258789">
            <text:p>0.00221109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399898529053">
            <text:p>0.02263998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392776489258">
            <text:p>0.00219392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50699234008789">
            <text:p>0.00550699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37505340576172">
            <text:p>0.00337505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8510627746582">
            <text:p>0.021851062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06518173217773">
            <text:p>0.00206518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.5974044799804688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8301467895508">
            <text:p>0.00538301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33309173583984">
            <text:p>0.00333309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3549861907959">
            <text:p>0.02035498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98208618164">
            <text:p>0.002233982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4187088012695">
            <text:p>0.00524187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75392150878906">
            <text:p>0.00675392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85089111328125">
            <text:p>0.01850891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8015365600586">
            <text:p>0.005380153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58088111877441">
            <text:p>0.00258088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1003761291504">
            <text:p>0.00231003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1160182952881">
            <text:p>0.021116018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70693206787109">
            <text:p>0.003706932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7986106872559">
            <text:p>0.00217986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687026977539">
            <text:p>0.002256870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40502166748047">
            <text:p>0.00440502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3403625488281">
            <text:p>0.005434036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084190368652">
            <text:p>0.00220084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612785339355">
            <text:p>0.00223612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72491073608398">
            <text:p>0.017249107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684310913086">
            <text:p>0.002236843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1520118713379">
            <text:p>0.00541520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09991836547852">
            <text:p>0.00309991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6902961730957">
            <text:p>0.002269029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5792655944824">
            <text:p>0.00215792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4010944366455">
            <text:p>0.02240109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09903717041016">
            <text:p>0.00209903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2172927856445312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9898872375488">
            <text:p>0.00539898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76288795471191">
            <text:p>0.00476288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9119319915772">
            <text:p>0.0209119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18541717529297">
            <text:p>0.01185417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12450122833252">
            <text:p>0.01124501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90160369873">
            <text:p>0.0022590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991106033325195">
            <text:p>0.009911060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69295883178711">
            <text:p>0.005692958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68471336364746">
            <text:p>0.01684713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1313705444336">
            <text:p>0.00231313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922894477844238">
            <text:p>0.00922894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71987915039062">
            <text:p>0.002719879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582153320312">
            <text:p>0.00218582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28881835937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749993324279785">
            <text:p>0.00749993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106674194336">
            <text:p>0.00219106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5140113830566">
            <text:p>0.02051401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894813537598">
            <text:p>0.00220894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1315803527832">
            <text:p>0.0053131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4892997741699">
            <text:p>0.0032489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796730041504">
            <text:p>0.002187967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612785339355">
            <text:p>0.00223612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070880889893">
            <text:p>0.02260708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6187705993652">
            <text:p>0.00226187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1095809936523">
            <text:p>0.00211095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2998313903809">
            <text:p>0.005429983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919116973877">
            <text:p>0.00369191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987464904785">
            <text:p>0.00218987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5599536895752">
            <text:p>0.021559953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513343811035">
            <text:p>0.00220513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4687767028809">
            <text:p>0.00524687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8997116088867">
            <text:p>0.00348997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78704071044922">
            <text:p>0.003787040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297409057617">
            <text:p>0.002192974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109390258789">
            <text:p>0.00221109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83000564575195">
            <text:p>0.018300056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99566650391">
            <text:p>0.00224399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5413284301758">
            <text:p>0.005154132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30305099487305">
            <text:p>0.0033030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684310913086">
            <text:p>0.002236843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290225982666">
            <text:p>0.02262902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70106506347656">
            <text:p>0.00570106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08704376220703">
            <text:p>0.00308704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0761299133301">
            <text:p>0.02207612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9692459106445">
            <text:p>0.00229692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804878234863">
            <text:p>0.002248048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70082664489746">
            <text:p>0.00570082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13377380371094">
            <text:p>0.00313377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591659545898">
            <text:p>0.00225591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391056060791">
            <text:p>0.02233910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607353210449">
            <text:p>0.002196073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5411186218262">
            <text:p>0.00215411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67007064819336">
            <text:p>0.00567007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89297103881836">
            <text:p>0.0028929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085548400879">
            <text:p>0.002210855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8149890899658">
            <text:p>0.022814989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67887878418">
            <text:p>0.002196788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089622497559">
            <text:p>0.00224089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8918037414551">
            <text:p>0.00518918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1486930847168">
            <text:p>0.003414869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514701843262">
            <text:p>0.0022151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281383514404">
            <text:p>0.02232813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085548400879">
            <text:p>0.002210855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8195838928223">
            <text:p>0.00548195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28605079650879">
            <text:p>0.00428605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0640430450439">
            <text:p>0.0210640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08999824523926">
            <text:p>0.005089998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71694564819336">
            <text:p>0.00371694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109722137451">
            <text:p>0.02231097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90160369873">
            <text:p>0.0022590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711488723754883">
            <text:p>0.00711488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77313995361328">
            <text:p>0.004773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108032226562">
            <text:p>0.002201080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88930034637451">
            <text:p>0.018893003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7095794677734">
            <text:p>0.00527095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35812568664551">
            <text:p>0.00335812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590633392334">
            <text:p>0.022659063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584869384766">
            <text:p>0.00220584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4296035766602">
            <text:p>0.00534296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89695167541504">
            <text:p>0.00389695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6488838195801">
            <text:p>0.02164888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09397888183594">
            <text:p>0.00609397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500919342041">
            <text:p>0.00235009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249694824219">
            <text:p>0.02262496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42860412597656">
            <text:p>0.01428604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6848087310791">
            <text:p>0.016848087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7713584899902">
            <text:p>0.00227713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94608688354492">
            <text:p>0.006946086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37479209899902">
            <text:p>0.02374792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490859985352">
            <text:p>0.002214908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018096923828">
            <text:p>0.0022401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7691841125488">
            <text:p>0.00527691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6112251281738">
            <text:p>0.003461122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5119590759277">
            <text:p>0.022511959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090980529785">
            <text:p>0.002250909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3126602172851562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77497482299805">
            <text:p>0.00577497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08005714416504">
            <text:p>0.00408005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589994430542">
            <text:p>0.02158999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40206718444824">
            <text:p>0.00240206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00271606445312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35504722595215">
            <text:p>0.00635504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3700904846191">
            <text:p>0.0032370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8095054626465">
            <text:p>0.00228095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4429626464844">
            <text:p>0.02044296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8404998779297">
            <text:p>0.002284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8608093261719">
            <text:p>0.00518608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1801929473877">
            <text:p>0.00418019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1807956695557">
            <text:p>0.02218079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488143920898">
            <text:p>0.00219488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186347961426">
            <text:p>0.002251863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3223152160645">
            <text:p>0.00533223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1351318359375">
            <text:p>0.00413513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783203125">
            <text:p>0.00222778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9829807281494">
            <text:p>0.020982980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0086288452148">
            <text:p>0.00520086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78203392028809">
            <text:p>0.00378203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014022827148">
            <text:p>0.002210140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061824798584">
            <text:p>0.02206182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0899772644043">
            <text:p>0.002089977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60327911377">
            <text:p>0.002166032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202041625977">
            <text:p>0.00219202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8299369812012">
            <text:p>0.002382993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00884246826172">
            <text:p>0.003008842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91149711608887">
            <text:p>0.01911497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612785339355">
            <text:p>0.00223612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6605377197266">
            <text:p>0.00516605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0894203186035">
            <text:p>0.0036089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19345092773437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796730041504">
            <text:p>0.002187967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29976272583">
            <text:p>0.022629976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610069274902">
            <text:p>0.002216100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783203125">
            <text:p>0.00222778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08213043212891">
            <text:p>0.00508213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36480140686035">
            <text:p>0.00336480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5028991699219">
            <text:p>0.022502899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4385986328125">
            <text:p>0.00214385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.8835067749023438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2601165771484">
            <text:p>0.00232601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947998046875">
            <text:p>0.005294799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93080711364746">
            <text:p>0.00393080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821929931641">
            <text:p>0.002198219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6970443725586">
            <text:p>0.02169704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511985778809">
            <text:p>0.00219511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4987449645996">
            <text:p>0.00534987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57294082641602">
            <text:p>0.00357294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391418457031">
            <text:p>0.00218391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33049392700195">
            <text:p>0.023304939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510124206543">
            <text:p>0.002151012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0216979980469">
            <text:p>0.002302169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56206703186035">
            <text:p>0.0055620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5608253479004">
            <text:p>0.003256082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0091342926025">
            <text:p>0.02200913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3602523803711">
            <text:p>0.00233602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834894180297852">
            <text:p>0.00834894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988822937012">
            <text:p>0.002199888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8828449249268">
            <text:p>0.02088284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089622497559">
            <text:p>0.00224089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0001182556152">
            <text:p>0.00510001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3016128540039">
            <text:p>0.00363016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614143371582">
            <text:p>0.00224614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2840309143066">
            <text:p>0.02228403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1288642883301">
            <text:p>0.005112886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3869743347168">
            <text:p>0.00338697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7795372009277">
            <text:p>0.002177953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259231567383">
            <text:p>0.02262592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2001800537109">
            <text:p>0.0021200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28881835937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9708137512207">
            <text:p>0.00539708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02204895019531">
            <text:p>0.0050220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7500457763672">
            <text:p>0.02075004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490234375">
            <text:p>0.00524902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98786163330078">
            <text:p>0.00298786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6299667358398">
            <text:p>0.00326299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3602523803711">
            <text:p>0.00233602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8210220336914">
            <text:p>0.0218210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28280639648438">
            <text:p>0.006282806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78491592407227">
            <text:p>0.00678491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893455505371">
            <text:p>0.00219893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76339149475098">
            <text:p>0.01763391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392776489258">
            <text:p>0.00219392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7509269714355">
            <text:p>0.002175092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3601303100586">
            <text:p>0.005136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9399108886719">
            <text:p>0.00329399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9580402374268">
            <text:p>0.022958040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0272064209">
            <text:p>0.00219702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98208618164">
            <text:p>0.002233982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8393516540527">
            <text:p>0.00518393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93891334533691">
            <text:p>0.003938913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014022827148">
            <text:p>0.002210140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8548774719238">
            <text:p>0.02185487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96196746826172">
            <text:p>0.00496196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51715087890625">
            <text:p>0.00351715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4680900573731">
            <text:p>0.022468090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089622497559">
            <text:p>0.00224089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6084175109863">
            <text:p>0.00536084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7396392822266">
            <text:p>0.00327396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87585449219">
            <text:p>0.00222587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2508907318115">
            <text:p>0.022250890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510627746582">
            <text:p>0.002185106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83010196685791">
            <text:p>0.008301019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293334960937">
            <text:p>0.002162933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8679180145264">
            <text:p>0.0228679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894813537598">
            <text:p>0.00220894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20068359375">
            <text:p>0.002182006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96807289123535">
            <text:p>0.00296807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74300575256348">
            <text:p>0.00274300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51779556274414">
            <text:p>0.02517795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420692443848">
            <text:p>0.002224206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3495674133301">
            <text:p>0.00523495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3898277282715">
            <text:p>0.003638982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3408470153809">
            <text:p>0.00213408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9382514953613">
            <text:p>0.00229382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0710296630859">
            <text:p>0.020071029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15380859375">
            <text:p>0.00222015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06186485290527">
            <text:p>0.00506186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4494323730469">
            <text:p>0.00364494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4568843841553">
            <text:p>0.02245688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109390258789">
            <text:p>0.00221109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3209571838379">
            <text:p>0.00523209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0887565612793">
            <text:p>0.003208875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417976379395">
            <text:p>0.002204179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4318504333496">
            <text:p>0.02243185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03399658203">
            <text:p>0.0022020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6990165710449">
            <text:p>0.00536990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5104560852051">
            <text:p>0.00235104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79998779296875">
            <text:p>0.00279998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678848266602">
            <text:p>0.02266788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5.412101745605469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846385955810547">
            <text:p>0.008463859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19345092773437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47230529785156">
            <text:p>0.02472305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518775939941">
            <text:p>0.00224518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1911849975586">
            <text:p>0.00531911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04698944091797">
            <text:p>0.003046989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5288867950439">
            <text:p>0.022528886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3815879821777">
            <text:p>0.005138158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940242767334">
            <text:p>0.00349402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202041625977">
            <text:p>0.002192020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490859985352">
            <text:p>0.002214908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705078125">
            <text:p>0.02270507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77592849731445">
            <text:p>0.00577592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894813537598">
            <text:p>0.00220894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817850112915">
            <text:p>0.022817850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00271606445312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999307632446289">
            <text:p>0.009993076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610069274902">
            <text:p>0.002216100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1119651794434">
            <text:p>0.02111196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7501106262207">
            <text:p>0.00527501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55498695373535">
            <text:p>0.0045549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2039947509766">
            <text:p>0.02120399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684785842895508">
            <text:p>0.00684785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43592262268066">
            <text:p>0.00243592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990180969238">
            <text:p>0.00220990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34730243682861">
            <text:p>0.02347302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0001182556152">
            <text:p>0.00510001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33094596862793">
            <text:p>0.0033309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488143920898">
            <text:p>0.00219488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7939147949219">
            <text:p>0.0207939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030086517334">
            <text:p>0.00520300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13186645507813">
            <text:p>0.003131866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108032226562">
            <text:p>0.002201080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5188732147217">
            <text:p>0.02251887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517417907715">
            <text:p>0.00223517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248405456543">
            <text:p>0.00532484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61895561218262">
            <text:p>0.00361895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186347961426">
            <text:p>0.002251863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08687782287598">
            <text:p>0.00208687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2418308258057">
            <text:p>0.02224183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3904304504395">
            <text:p>0.0054390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96711921691895">
            <text:p>0.002967119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089622497559">
            <text:p>0.00224089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889350891113">
            <text:p>0.02238893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50603866577148">
            <text:p>0.00550603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5298309326172">
            <text:p>0.003252983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339427947998">
            <text:p>0.003433942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984748840332">
            <text:p>0.00216984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80623626709">
            <text:p>0.002258062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95422172546387">
            <text:p>0.019542217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685668945312">
            <text:p>0.00224685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07688522338867">
            <text:p>0.00507688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784206390380859">
            <text:p>0.00784206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494934082031">
            <text:p>0.002244949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105316162109">
            <text:p>0.00218105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74469947814941">
            <text:p>0.01744699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4505195617676">
            <text:p>0.0021450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6116180419922">
            <text:p>0.00226116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806903839111328">
            <text:p>0.00806903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89659595489502">
            <text:p>0.01896595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305557250977">
            <text:p>0.002253055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8321990966797">
            <text:p>0.00518321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97896766662598">
            <text:p>0.00397896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7208862304687">
            <text:p>0.02172088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900245666504">
            <text:p>0.002249002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61285018920898">
            <text:p>0.005612850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014022827148">
            <text:p>0.002210140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15380859375">
            <text:p>0.00222015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63569355010986">
            <text:p>0.026356935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32205200195313">
            <text:p>0.0043220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4982032775879">
            <text:p>0.002149820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3991870880127">
            <text:p>0.02239918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511985778809">
            <text:p>0.00219511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4520874023438">
            <text:p>0.00524520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18503379821777">
            <text:p>0.00318503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511985778809">
            <text:p>0.00219511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3.314018249511719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01702117919922">
            <text:p>0.00201702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.002716064453125e-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99739837646484">
            <text:p>0.02997398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0205497741699">
            <text:p>0.00520205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76319885253906">
            <text:p>0.00376319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996971130371">
            <text:p>0.002259969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1121311187744">
            <text:p>0.02211213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43506240844727">
            <text:p>0.004435062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18186187744141">
            <text:p>0.004181861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685668945312">
            <text:p>0.00224685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4529762268066">
            <text:p>0.02045297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15380859375">
            <text:p>0.00222015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6298751831055">
            <text:p>0.00536298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3200225830078">
            <text:p>0.00323200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4759578704834">
            <text:p>0.02247595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82003593444824">
            <text:p>0.00582003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64096260070801">
            <text:p>0.00264096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5710868835449">
            <text:p>0.00225710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340293884277">
            <text:p>0.022634029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87585449219">
            <text:p>0.00222587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3281097412109">
            <text:p>0.0052328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5798988342285">
            <text:p>0.00325798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0670166015625">
            <text:p>0.00306701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3620662689209">
            <text:p>0.021362066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18091583252">
            <text:p>0.002211809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108032226562">
            <text:p>0.002201080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6298751831055">
            <text:p>0.00536298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7089767456055">
            <text:p>0.00347089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607353210449">
            <text:p>0.002196073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6731300354004">
            <text:p>0.0226731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894813537598">
            <text:p>0.002208948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62500953674316">
            <text:p>0.005625009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5703620910645">
            <text:p>0.00325703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18091583252">
            <text:p>0.002211809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9070911407471">
            <text:p>0.02190709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990180969238">
            <text:p>0.00220990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278999328613">
            <text:p>0.002232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922513008117676">
            <text:p>0.009225130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19550085067749">
            <text:p>0.019550085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584869384766">
            <text:p>0.00220584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47695159912109">
            <text:p>0.00547695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46183776855469">
            <text:p>0.003461837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319892883301">
            <text:p>0.00218319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293334960937">
            <text:p>0.002162933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30271816253662">
            <text:p>0.02302718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58209419250488">
            <text:p>0.005582094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80380249023437">
            <text:p>0.002803802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8800048828125">
            <text:p>0.00238800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5411186218262">
            <text:p>0.021541118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87585449219">
            <text:p>0.002225875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106674194336">
            <text:p>0.002191066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53584098815918">
            <text:p>0.00553584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54321098327637">
            <text:p>0.00254321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30908393859863">
            <text:p>0.023090839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1504440307617">
            <text:p>0.00231504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6189804077148">
            <text:p>0.00526189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60307502746582">
            <text:p>0.005603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0272064209">
            <text:p>0.00219702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2708244323731">
            <text:p>0.02027082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6616859436035">
            <text:p>0.002266168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58996200561523">
            <text:p>0.00558996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94303894042969">
            <text:p>0.00294303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4828720092773">
            <text:p>0.0224828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58805465698242">
            <text:p>0.00558805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87985801696777">
            <text:p>0.0028798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610069274902">
            <text:p>0.002216100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2489833831787">
            <text:p>0.022248983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3509254455566">
            <text:p>0.005335092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07297706604004">
            <text:p>0.003072977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2410430908203">
            <text:p>0.002324104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1619606018066">
            <text:p>0.02216196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5379180908203">
            <text:p>0.005253791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54790687561035">
            <text:p>0.003547906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016738891602">
            <text:p>0.002230167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2268104553223">
            <text:p>0.022226810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32293319702148">
            <text:p>0.00532293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21316719055176">
            <text:p>0.003213167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3803520202637">
            <text:p>0.002238035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28390693664551">
            <text:p>0.022839069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0108032226562">
            <text:p>0.002201080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6688385009766">
            <text:p>0.002266883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7596473693848">
            <text:p>0.00527596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355100631713867">
            <text:p>0.0035510063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6817855834961">
            <text:p>0.002168178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105316162109">
            <text:p>0.002181053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7800140380859">
            <text:p>0.021780014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18091583252">
            <text:p>0.002211809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6879119873047">
            <text:p>0.002268791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2640438079834">
            <text:p>0.0052640438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4912605285645">
            <text:p>0.0051491261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18081474304199">
            <text:p>0.002180814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08640098571777">
            <text:p>0.0208640099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7618217468262">
            <text:p>0.002276182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51419734954834">
            <text:p>0.005141973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404214859008789">
            <text:p>0.0040421486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349853515625">
            <text:p>0.0023498535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0221014022827148">
            <text:p>0.0022101402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1">
          <table:table-cell office:value-type="float" office:value="0.0211310386657715">
            <text:p>0.0211310387</text:p>
          </table:table-cell>
          <table:table-cell table:formula="of:=[.B$2]" office:value-type="float" office:value="0.0055">
            <text:p>0.0055</text:p>
          </table:table-cell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13:57</dc:date>
    <meta:editing-cycles>2</meta:editing-cycles>
    <meta:editing-duration>P0D</meta:editing-duration>
    <meta:generator>LibreOffice/3.5$Linux_X86_64 LibreOffice_project/350m1$Build-2</meta:generator>
    <meta:document-statistic meta:table-count="1" meta:cell-count="200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1cm" chart:symbol-height="0.1cm" chart:mean-value="true">
        <chart:symbol-image xlink:href="Pictures/20000011000000DF000000DF14A9C005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svg:stroke-width="0.152cm" svg:stroke-color="#ff420e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547cm" svg:height="8.991cm" xlink:href=".." xlink:type="simple" chart:class="chart:scatter" chart:style-name="ch1">
        <chart:title svg:x="11.594cm" svg:y="0.315cm" chart:style-name="ch2">
          <text:p>Up and Down Latency Samples</text:p>
        </chart:title>
        <chart:legend svg:x="24.538cm" svg:y="3.761cm" style:legend-expansion="custom" chartooo:width="3.727cm" chartooo:height="1.096cm" style:legend-expansion-aspect-ratio="3.40054744525547" chart:style-name="ch3"/>
        <chart:plot-area chart:style-name="ch4" table:cell-range-address="Sheet1.A2:Sheet1.B1001 Sheet1.A1:Sheet1.A1" chart:data-source-has-labels="row" svg:x="1.6cm" svg:y="1.63cm" svg:width="20.171cm" svg:height="6.199cm">
          <chartooo:coordinate-region svg:x="2.698cm" svg:y="1.829cm" svg:width="18.739cm" svg:height="5.353cm"/>
          <chart:axis chart:dimension="x" chart:name="primary-x" chart:style-name="ch5">
            <chart:title svg:x="10.45cm" svg:y="8.008cm" chart:style-name="ch6">
              <text:p>Sample Number</text:p>
            </chart:title>
          </chart:axis>
          <chart:axis chart:dimension="x" chart:name="secondary-x" chart:style-name="ch7">
            <chart:title svg:x="24.772cm" svg:y="5.035cm" chart:style-name="ch8">
              <text:p>Mean =.0055 seconds</text:p>
            </chart:title>
          </chart:axis>
          <chart:axis chart:dimension="y" chart:name="primary-y" chart:style-name="ch9">
            <chart:title svg:x="0.45cm" svg:y="6.056cm" chart:style-name="ch10">
              <text:p>Delay in Seconds</text:p>
            </chart:title>
            <chart:grid chart:style-name="ch11" chart:class="major"/>
          </chart:axis>
          <chart:axis chart:dimension="y" chart:name="secondary-y" chart:style-name="ch7">
            <chart:title svg:x="24.71cm" svg:y="5.566cm" chart:style-name="ch8">
              <text:p>Standard Deviation = 0.00667</text:p>
            </chart:title>
          </chart:axis>
          <chart:series chart:attached-axis="primary-y" chart:style-name="ch12" chart:values-cell-range-address="Sheet1.A2:Sheet1.A1001" chart:label-cell-address="Sheet1.A1:Sheet1.A1" chart:class="chart:scatter">
            <chart:mean-value chart:style-name="ch13"/>
            <chart:data-point chart:repeated="1000"/>
          </chart:series>
          <chart:series chart:attached-axis="primary-y" chart:style-name="ch14" chart:values-cell-range-address="" chart:class="chart:scatter">
            <chart:domain table:cell-range-address="Sheet1.B2:Sheet1.B1001"/>
            <chart:data-point chart:repeated="10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s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359619140625">
                <text:p>0.0012359619140625</text:p>
                <draw:g>
                  <svg:desc>Sheet1.A2:Sheet1.A1001</svg:desc>
                </draw:g>
              </table:table-cell>
              <table:table-cell office:value-type="float" office:value="0.0055">
                <text:p>0.0055</text:p>
                <draw:g>
                  <svg:desc>Sheet1.B2:Sheet1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1109390258789">
                <text:p>0.002211093902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6960182189941">
                <text:p>0.02269601821899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13887405395508">
                <text:p>0.005138874053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3940544128418">
                <text:p>0.00439405441284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87413597106934">
                <text:p>0.002874135971069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14886665344238">
                <text:p>0.00214886665344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20584869384766">
                <text:p>0.00220584869384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168785095215">
                <text:p>0.01911687850952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25520133972168">
                <text:p>0.002255201339721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24709510803223">
                <text:p>0.00224709510803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31411170959473">
                <text:p>0.005314111709594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9060115814209">
                <text:p>0.0039060115814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8410491943359">
                <text:p>0.02184104919433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8605995178223">
                <text:p>0.00218605995178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4698333740234">
                <text:p>0.004446983337402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87692451477051">
                <text:p>0.00387692451477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06995010375977">
                <text:p>0.0020699501037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16889381408691">
                <text:p>0.00216889381408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5419063568115">
                <text:p>0.02054190635681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24208831787109">
                <text:p>0.00224208831787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69987297058106">
                <text:p>0.005699872970581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90584564208984">
                <text:p>0.002905845642089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22587585449219">
                <text:p>0.002225875854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24130153656006">
                <text:p>0.02241301536560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19607353210449">
                <text:p>0.00219607353210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4892082214356">
                <text:p>0.005348920822143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44204902648926">
                <text:p>0.0034420490264892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0611095428467">
                <text:p>0.02206110954284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17986106872559">
                <text:p>0.00217986106872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24399566650391">
                <text:p>0.00224399566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21492958068848">
                <text:p>0.00521492958068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57413291931152">
                <text:p>0.003574132919311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35795974731445">
                <text:p>0.0023579597473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43506240844727">
                <text:p>0.004435062408447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8719501495361">
                <text:p>0.019871950149536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8892097473145">
                <text:p>0.002188920974731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90603256225586">
                <text:p>0.00690603256225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48813629150391">
                <text:p>0.002488136291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17440223693848">
                <text:p>0.011744022369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20918655395508">
                <text:p>0.002209186553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5900039672852">
                <text:p>0.01159000396728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49411773681641">
                <text:p>0.005494117736816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2658576965332">
                <text:p>0.00326585769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3237943649292">
                <text:p>0.0232379436492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31015205383301">
                <text:p>0.0073101520538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3889350891113">
                <text:p>0.02238893508911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20610809326172">
                <text:p>0.0052061080932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64112854003906">
                <text:p>0.003641128540039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11310386657715">
                <text:p>0.00211310386657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23050117492676">
                <text:p>0.022305011749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35080718994141">
                <text:p>0.002350807189941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19583511352539">
                <text:p>0.002195835113525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2940845489502">
                <text:p>0.00529408454895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26013565063477">
                <text:p>0.003260135650634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34603881835937">
                <text:p>0.0023460388183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2036075592041">
                <text:p>0.022036075592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24709510803223">
                <text:p>0.00224709510803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04112243652344">
                <text:p>0.005041122436523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53693962097168">
                <text:p>0.003536939620971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18009948730469">
                <text:p>0.0021800994873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20820903778076">
                <text:p>0.02208209037780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14507293701172">
                <text:p>0.00514507293701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10001182556152">
                <text:p>0.005100011825561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34603881835937">
                <text:p>0.0023460388183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04179286956787">
                <text:p>0.02041792869567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09498405456543">
                <text:p>0.0020949840545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3348331451416">
                <text:p>0.00233483314514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33699989318848">
                <text:p>0.00533699989318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50119781494141">
                <text:p>0.006501197814941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19488143920898">
                <text:p>0.00219488143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18105316162109">
                <text:p>0.0021810531616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8779993057251">
                <text:p>0.0187799930572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16794013977051">
                <text:p>0.00216794013977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19202041625977">
                <text:p>0.0021920204162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25403022766113">
                <text:p>0.005254030227661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20005416870117">
                <text:p>0.003200054168701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24959850311279">
                <text:p>0.02249598503112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525903701782227">
                <text:p>0.005259037017822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30510425567627">
                <text:p>0.00305104255676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16102600097656">
                <text:p>0.00216102600097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35104560852051">
                <text:p>0.0023510456085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23250389099121">
                <text:p>0.022325038909912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20203399658203">
                <text:p>0.0022020339965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13482093811035">
                <text:p>0.00513482093811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61323356628418">
                <text:p>0.003613233566284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23803520202637">
                <text:p>0.002238035202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2258996963501">
                <text:p>0.0222589969635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24399566650391">
                <text:p>0.00224399566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20203399658203">
                <text:p>0.0022020339965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01513481140137">
                <text:p>0.005015134811401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95894050598145">
                <text:p>0.003958940505981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24590301513672">
                <text:p>0.002245903015136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16679573059082">
                <text:p>0.02166795730590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16293334960937">
                <text:p>0.00216293334960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8500366210937">
                <text:p>0.00228500366210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73501396179199">
                <text:p>0.0077350139617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0990180969238">
                <text:p>0.00220990180969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26521492004395">
                <text:p>0.002265214920043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6900577545166">
                <text:p>0.02269005775451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27117538452148">
                <text:p>0.00227117538452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44309616088867">
                <text:p>0.005443096160888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40890884399414">
                <text:p>0.003408908843994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25496292114258">
                <text:p>0.002254962921142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23803520202637">
                <text:p>0.002238035202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20489501953125">
                <text:p>0.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30216979980469">
                <text:p>0.0023021697998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44100284576416">
                <text:p>0.00441002845764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60894203186035">
                <text:p>0.0036089420318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40588188171387">
                <text:p>0.002405881881713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01878547668457">
                <text:p>0.02018785476684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0969123840332">
                <text:p>0.0050969123840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24201583862305">
                <text:p>0.003242015838623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27189064025879">
                <text:p>0.00227189064025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23259925842285">
                <text:p>0.02232599258422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0439624786377">
                <text:p>0.00204396247863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41186332702637">
                <text:p>0.005411863327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78186798095703">
                <text:p>0.002781867980957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1660327911377">
                <text:p>0.00216603279113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23441123962402">
                <text:p>0.02234411239624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31003761291504">
                <text:p>0.0023100376129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36203384399414">
                <text:p>0.005362033843994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56292724609375">
                <text:p>0.0035629272460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18009948730469">
                <text:p>0.0021800994873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46882438659668">
                <text:p>0.002468824386596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21118927001953">
                <text:p>0.022111892700195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17700004577637">
                <text:p>0.00217700004577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13594055175781">
                <text:p>0.0061359405517578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19106674194336">
                <text:p>0.00219106674194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19511985778809">
                <text:p>0.0021951198577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31461524963379">
                <text:p>0.02314615249633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18987464904785">
                <text:p>0.00218987464904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518798828125">
                <text:p>0.0051879882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42607498168945">
                <text:p>0.003426074981689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30288505554199">
                <text:p>0.0230288505554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24399566650391">
                <text:p>0.00224399566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24590301513672">
                <text:p>0.002245903015136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553393363952637">
                <text:p>0.0055339336395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21197509765625">
                <text:p>0.003211975097656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26783752441406">
                <text:p>0.002267837524414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11670398712158">
                <text:p>0.02116703987121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19514083862305">
                <text:p>0.005195140838623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27699089050293">
                <text:p>0.0042769908905029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19392776489258">
                <text:p>0.002193927764892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25710868835449">
                <text:p>0.00225710868835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14838981628418">
                <text:p>0.02148389816284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548791885375977">
                <text:p>0.0054879188537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74214553833008">
                <text:p>0.004742145538330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4119682312012">
                <text:p>0.02041196823120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23016738891602">
                <text:p>0.00223016738891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51882266998291">
                <text:p>0.00518822669982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2808780670166">
                <text:p>0.00328087806701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24804878234863">
                <text:p>0.00224804878234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21085548400879">
                <text:p>0.00221085548400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3779678344727">
                <text:p>0.02237796783447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26497650146484">
                <text:p>0.00226497650146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589203834533691">
                <text:p>0.005892038345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450396537780762">
                <text:p>0.004503965377807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06589698791504">
                <text:p>0.0020658969879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16007232666016">
                <text:p>0.00216007232666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05659866333008">
                <text:p>0.02056598663330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43794441223145">
                <text:p>0.007437944412231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725507736206055">
                <text:p>0.007255077362060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51293182373047">
                <text:p>0.0025129318237304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20203399658203">
                <text:p>0.0022020339965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5861988067627">
                <text:p>0.0158619880676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19488143920898">
                <text:p>0.00219488143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73301315307617">
                <text:p>0.005733013153076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66592407226563">
                <text:p>0.003665924072265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16660499572754">
                <text:p>0.021666049957275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3040771484375">
                <text:p>0.0023040771484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24018096923828">
                <text:p>0.002240180969238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62119483947754">
                <text:p>0.0056211948394775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98786163330078">
                <text:p>0.002987861633300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1970272064209">
                <text:p>0.0021970272064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13160514831543">
                <text:p>0.0213160514831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519800186157227">
                <text:p>0.005198001861572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429511070251465">
                <text:p>0.0042951107025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693214416504">
                <text:p>0.00212693214416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27808952331543">
                <text:p>0.00227808952331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08618640899658">
                <text:p>0.02086186408996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29883193969727">
                <text:p>0.002298831939697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22420692443848">
                <text:p>0.0022242069244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538492202758789">
                <text:p>0.005384922027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38704681396484">
                <text:p>0.00238704681396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29170322418213">
                <text:p>0.02291703224182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97403335571289">
                <text:p>0.002974033355712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93295288085937">
                <text:p>0.003932952880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17921733856201">
                <text:p>0.02179217338562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2015380859375">
                <text:p>0.002220153808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17604637145996">
                <text:p>0.00217604637145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566196441650391">
                <text:p>0.00566196441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426387786865234">
                <text:p>0.004263877868652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07688808441162">
                <text:p>0.02076888084411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23803520202637">
                <text:p>0.002238035202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21776962280273">
                <text:p>0.002217769622802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96401977539062">
                <text:p>0.002964019775390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82511520385742">
                <text:p>0.004825115203857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19011306762695">
                <text:p>0.002190113067626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29096412658691">
                <text:p>0.00229096412658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09469795227051">
                <text:p>0.0209469795227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19202041625977">
                <text:p>0.0021920204162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518512725830078">
                <text:p>0.005185127258300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09610366821289">
                <text:p>0.003096103668212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24494934082031">
                <text:p>0.002244949340820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27069854736328">
                <text:p>0.02270698547363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11310386657715">
                <text:p>0.00211310386657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567102432250977">
                <text:p>0.00567102432250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98285484313965">
                <text:p>0.002982854843139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23398208618164">
                <text:p>0.0022339820861816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19089984893799">
                <text:p>0.02190899848937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604987144470215">
                <text:p>0.006049871444702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34198570251465">
                <text:p>0.0023419857025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31029987335205">
                <text:p>0.02310299873352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14695930480957">
                <text:p>0.00214695930480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32791900634766">
                <text:p>0.00232791900634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54771900177002">
                <text:p>0.00547719001770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91817092895508">
                <text:p>0.003918170928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11639404296875">
                <text:p>0.0211639404296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10690498352051">
                <text:p>0.0021069049835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15601921081543">
                <text:p>0.00215601921081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664710998535156">
                <text:p>0.006647109985351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2118091583252">
                <text:p>0.002211809158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20513343811035">
                <text:p>0.00220513343811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43167877197266">
                <text:p>0.02431678771972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25090980529785">
                <text:p>0.00225090980529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528693199157715">
                <text:p>0.00528693199157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08394432067871">
                <text:p>0.0030839443206787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25210189819336">
                <text:p>0.00225210189819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23612785339355">
                <text:p>0.00223612785339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9220180511475">
                <text:p>0.01992201805114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23684310913086">
                <text:p>0.002236843109130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571489334106445">
                <text:p>0.00571489334106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468204498291">
                <text:p>0.00274682044982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21490859985352">
                <text:p>0.002214908599853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19988822937012">
                <text:p>0.002199888229370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25150585174561">
                <text:p>0.022515058517456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25305557250977">
                <text:p>0.00225305557250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517106056213379">
                <text:p>0.005171060562133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323796272277832">
                <text:p>0.003237962722778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22420692443848">
                <text:p>0.0022242069244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21109390258789">
                <text:p>0.002211093902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26399898529053">
                <text:p>0.022639989852905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19392776489258">
                <text:p>0.002193927764892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50699234008789">
                <text:p>0.0055069923400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337505340576172">
                <text:p>0.0033750534057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18510627746582">
                <text:p>0.02185106277465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06518173217773">
                <text:p>0.002065181732177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38301467895508">
                <text:p>0.005383014678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33309173583984">
                <text:p>0.003333091735839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03549861907959">
                <text:p>0.02035498619079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223398208618164">
                <text:p>0.0022339820861816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524187088012695">
                <text:p>0.005241870880126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675392150878906">
                <text:p>0.006753921508789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85089111328125">
                <text:p>0.018508911132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38015365600586">
                <text:p>0.00538015365600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258088111877441">
                <text:p>0.002580881118774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31003761291504">
                <text:p>0.0023100376129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11160182952881">
                <text:p>0.021116018295288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70693206787109">
                <text:p>0.00370693206787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17986106872559">
                <text:p>0.00217986106872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225687026977539">
                <text:p>0.002256870269775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440502166748047">
                <text:p>0.0044050216674804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43403625488281">
                <text:p>0.0054340362548828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20084190368652">
                <text:p>0.002200841903686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223612785339355">
                <text:p>0.00223612785339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72491073608398">
                <text:p>0.01724910736083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223684310913086">
                <text:p>0.002236843109130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41520118713379">
                <text:p>0.005415201187133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09991836547852">
                <text:p>0.003099918365478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26902961730957">
                <text:p>0.00226902961730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15792655944824">
                <text:p>0.00215792655944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24010944366455">
                <text:p>0.02240109443664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09903717041016">
                <text:p>0.0020990371704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39898872375488">
                <text:p>0.005398988723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476288795471191">
                <text:p>0.004762887954711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09119319915772">
                <text:p>0.02091193199157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18541717529297">
                <text:p>0.0118541717529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12450122833252">
                <text:p>0.011245012283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2590160369873">
                <text:p>0.00225901603698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991106033325195">
                <text:p>0.009911060333251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569295883178711">
                <text:p>0.00569295883178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68471336364746">
                <text:p>0.01684713363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31313705444336">
                <text:p>0.00231313705444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922894477844238">
                <text:p>0.00922894477844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271987915039062">
                <text:p>0.002719879150390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218582153320312">
                <text:p>0.002185821533203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749993324279785">
                <text:p>0.00749993324279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219106674194336">
                <text:p>0.00219106674194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05140113830566">
                <text:p>0.02051401138305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220894813537598">
                <text:p>0.0022089481353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531315803527832">
                <text:p>0.005313158035278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24892997741699">
                <text:p>0.003248929977416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218796730041504">
                <text:p>0.0021879673004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223612785339355">
                <text:p>0.00223612785339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26070880889893">
                <text:p>0.022607088088989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226187705993652">
                <text:p>0.002261877059936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11095809936523">
                <text:p>0.0021109580993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542998313903809">
                <text:p>0.00542998313903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919116973877">
                <text:p>0.00369191169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218987464904785">
                <text:p>0.00218987464904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15599536895752">
                <text:p>0.02155995368957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220513343811035">
                <text:p>0.00220513343811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524687767028809">
                <text:p>0.0052468776702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48997116088867">
                <text:p>0.003489971160888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78704071044922">
                <text:p>0.0037870407104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219297409057617">
                <text:p>0.002192974090576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221109390258789">
                <text:p>0.002211093902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83000564575195">
                <text:p>0.01830005645751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224399566650391">
                <text:p>0.00224399566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515413284301758">
                <text:p>0.005154132843017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30305099487305">
                <text:p>0.003303050994873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223684310913086">
                <text:p>0.002236843109130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26290225982666">
                <text:p>0.02262902259826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570106506347656">
                <text:p>0.00570106506347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08704376220703">
                <text:p>0.003087043762207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20761299133301">
                <text:p>0.022076129913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229692459106445">
                <text:p>0.00229692459106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224804878234863">
                <text:p>0.00224804878234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70082664489746">
                <text:p>0.00570082664489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13377380371094">
                <text:p>0.0031337738037109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225591659545898">
                <text:p>0.00225591659545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23391056060791">
                <text:p>0.02233910560607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219607353210449">
                <text:p>0.00219607353210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215411186218262">
                <text:p>0.00215411186218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567007064819336">
                <text:p>0.00567007064819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289297103881836">
                <text:p>0.002892971038818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221085548400879">
                <text:p>0.00221085548400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28149890899658">
                <text:p>0.02281498908996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21967887878418">
                <text:p>0.00219678878784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224089622497559">
                <text:p>0.00224089622497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18918037414551">
                <text:p>0.005189180374145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41486930847168">
                <text:p>0.003414869308471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21514701843262">
                <text:p>0.00221514701843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23281383514404">
                <text:p>0.02232813835144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221085548400879">
                <text:p>0.00221085548400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548195838928223">
                <text:p>0.00548195838928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28605079650879">
                <text:p>0.00428605079650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10640430450439">
                <text:p>0.02106404304504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508999824523926">
                <text:p>0.0050899982452392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371694564819336">
                <text:p>0.00371694564819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23109722137451">
                <text:p>0.02231097221374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2590160369873">
                <text:p>0.00225901603698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711488723754883">
                <text:p>0.0071148872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77313995361328">
                <text:p>0.004773139953613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220108032226562">
                <text:p>0.002201080322265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88930034637451">
                <text:p>0.01889300346374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527095794677734">
                <text:p>0.005270957946777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335812568664551">
                <text:p>0.003358125686645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26590633392334">
                <text:p>0.02265906333923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220584869384766">
                <text:p>0.00220584869384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534296035766602">
                <text:p>0.00534296035766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89695167541504">
                <text:p>0.0038969516754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16488838195801">
                <text:p>0.02164888381958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609397888183594">
                <text:p>0.0060939788818359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23500919342041">
                <text:p>0.0023500919342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26249694824219">
                <text:p>0.0226249694824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42860412597656">
                <text:p>0.0142860412597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6848087310791">
                <text:p>0.0168480873107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227713584899902">
                <text:p>0.00227713584899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694608688354492">
                <text:p>0.006946086883544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37479209899902">
                <text:p>0.0237479209899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21490859985352">
                <text:p>0.002214908599853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24018096923828">
                <text:p>0.002240180969238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527691841125488">
                <text:p>0.0052769184112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346112251281738">
                <text:p>0.003461122512817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25119590759277">
                <text:p>0.0225119590759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25090980529785">
                <text:p>0.00225090980529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577497482299805">
                <text:p>0.0057749748229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08005714416504">
                <text:p>0.00408005714416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1589994430542">
                <text:p>0.0215899944305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40206718444824">
                <text:p>0.00240206718444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635504722595215">
                <text:p>0.006355047225952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323700904846191">
                <text:p>0.003237009048461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28095054626465">
                <text:p>0.00228095054626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04429626464844">
                <text:p>0.0204429626464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28404998779297">
                <text:p>0.00228404998779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518608093261719">
                <text:p>0.005186080932617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1801929473877">
                <text:p>0.004180192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21807956695557">
                <text:p>0.02218079566955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219488143920898">
                <text:p>0.00219488143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25186347961426">
                <text:p>0.0022518634796142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533223152160645">
                <text:p>0.005332231521606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1351318359375">
                <text:p>0.00413513183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2227783203125">
                <text:p>0.00222778320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09829807281494">
                <text:p>0.020982980728149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520086288452148">
                <text:p>0.00520086288452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378203392028809">
                <text:p>0.0037820339202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21014022827148">
                <text:p>0.0022101402282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2061824798584">
                <text:p>0.0220618247985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20899772644043">
                <text:p>0.0020899772644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21660327911377">
                <text:p>0.00216603279113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219202041625977">
                <text:p>0.0021920204162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238299369812012">
                <text:p>0.002382993698120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300884246826172">
                <text:p>0.0030088424682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91149711608887">
                <text:p>0.01911497116088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223612785339355">
                <text:p>0.00223612785339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516605377197266">
                <text:p>0.005166053771972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360894203186035">
                <text:p>0.0036089420318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218796730041504">
                <text:p>0.0021879673004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2629976272583">
                <text:p>0.0226299762725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221610069274902">
                <text:p>0.00221610069274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2227783203125">
                <text:p>0.00222778320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508213043212891">
                <text:p>0.005082130432128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336480140686035">
                <text:p>0.0033648014068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25028991699219">
                <text:p>0.022502899169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14385986328125">
                <text:p>0.0021438598632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232601165771484">
                <text:p>0.0023260116577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2947998046875">
                <text:p>0.0052947998046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393080711364746">
                <text:p>0.003930807113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219821929931641">
                <text:p>0.002198219299316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16970443725586">
                <text:p>0.0216970443725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219511985778809">
                <text:p>0.0021951198577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34987449645996">
                <text:p>0.00534987449645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357294082641602">
                <text:p>0.00357294082641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218391418457031">
                <text:p>0.002183914184570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33049392700195">
                <text:p>0.02330493927001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21510124206543">
                <text:p>0.00215101242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230216979980469">
                <text:p>0.0023021697998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56206703186035">
                <text:p>0.0055620670318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325608253479004">
                <text:p>0.003256082534790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20091342926025">
                <text:p>0.02200913429260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233602523803711">
                <text:p>0.0023360252380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834894180297852">
                <text:p>0.008348941802978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219988822937012">
                <text:p>0.002199888229370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08828449249268">
                <text:p>0.02088284492492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224089622497559">
                <text:p>0.00224089622497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10001182556152">
                <text:p>0.005100011825561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363016128540039">
                <text:p>0.003630161285400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224614143371582">
                <text:p>0.002246141433715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22840309143066">
                <text:p>0.02228403091430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11288642883301">
                <text:p>0.0051128864288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33869743347168">
                <text:p>0.00338697433471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217795372009277">
                <text:p>0.00217795372009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26259231567383">
                <text:p>0.02262592315673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212001800537109">
                <text:p>0.00212001800537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39708137512207">
                <text:p>0.00539708137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02204895019531">
                <text:p>0.005022048950195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07500457763672">
                <text:p>0.02075004577636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2490234375">
                <text:p>0.0052490234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298786163330078">
                <text:p>0.002987861633300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326299667358398">
                <text:p>0.003262996673583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233602523803711">
                <text:p>0.0023360252380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18210220336914">
                <text:p>0.02182102203369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628280639648438">
                <text:p>0.006282806396484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678491592407227">
                <text:p>0.006784915924072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219893455505371">
                <text:p>0.0021989345550537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76339149475098">
                <text:p>0.01763391494750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219392776489258">
                <text:p>0.002193927764892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217509269714355">
                <text:p>0.00217509269714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13601303100586">
                <text:p>0.00513601303100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329399108886719">
                <text:p>0.003293991088867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29580402374268">
                <text:p>0.02295804023742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21970272064209">
                <text:p>0.0021970272064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223398208618164">
                <text:p>0.0022339820861816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18393516540527">
                <text:p>0.005183935165405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393891334533691">
                <text:p>0.003938913345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221014022827148">
                <text:p>0.0022101402282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18548774719238">
                <text:p>0.0218548774719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496196746826172">
                <text:p>0.0049619674682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351715087890625">
                <text:p>0.003517150878906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24680900573731">
                <text:p>0.02246809005737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224089622497559">
                <text:p>0.00224089622497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36084175109863">
                <text:p>0.005360841751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327396392822266">
                <text:p>0.003273963928222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222587585449219">
                <text:p>0.002225875854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22508907318115">
                <text:p>0.02225089073181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218510627746582">
                <text:p>0.002185106277465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83010196685791">
                <text:p>0.00830101966857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216293334960937">
                <text:p>0.00216293334960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28679180145264">
                <text:p>0.022867918014526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220894813537598">
                <text:p>0.0022089481353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21820068359375">
                <text:p>0.00218200683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296807289123535">
                <text:p>0.002968072891235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274300575256348">
                <text:p>0.002743005752563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251779556274414">
                <text:p>0.02517795562744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222420692443848">
                <text:p>0.0022242069244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23495674133301">
                <text:p>0.0052349567413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363898277282715">
                <text:p>0.00363898277282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213408470153809">
                <text:p>0.00213408470153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229382514953613">
                <text:p>0.002293825149536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00710296630859">
                <text:p>0.02007102966308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222015380859375">
                <text:p>0.002220153808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06186485290527">
                <text:p>0.005061864852905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364494323730469">
                <text:p>0.0036449432373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24568843841553">
                <text:p>0.022456884384155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221109390258789">
                <text:p>0.002211093902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523209571838379">
                <text:p>0.005232095718383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320887565612793">
                <text:p>0.0032088756561279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220417976379395">
                <text:p>0.002204179763793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224318504333496">
                <text:p>0.02243185043334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220203399658203">
                <text:p>0.0022020339965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536990165710449">
                <text:p>0.00536990165710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235104560852051">
                <text:p>0.0023510456085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279998779296875">
                <text:p>0.00279998779296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26678848266602">
                <text:p>0.0226678848266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846385955810547">
                <text:p>0.0084638595581054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47230529785156">
                <text:p>0.02472305297851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224518775939941">
                <text:p>0.002245187759399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531911849975586">
                <text:p>0.00531911849975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304698944091797">
                <text:p>0.003046989440917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225288867950439">
                <text:p>0.02252888679504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513815879821777">
                <text:p>0.005138158798217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34940242767334">
                <text:p>0.00349402427673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219202041625977">
                <text:p>0.0021920204162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221490859985352">
                <text:p>0.002214908599853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22705078125">
                <text:p>0.02270507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577592849731445">
                <text:p>0.0057759284973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220894813537598">
                <text:p>0.0022089481353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22817850112915">
                <text:p>0.0228178501129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999307632446289">
                <text:p>0.009993076324462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221610069274902">
                <text:p>0.00221610069274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211119651794434">
                <text:p>0.02111196517944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527501106262207">
                <text:p>0.0052750110626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455498695373535">
                <text:p>0.004554986953735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212039947509766">
                <text:p>0.0212039947509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84785842895508">
                <text:p>0.006847858428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243592262268066">
                <text:p>0.002435922622680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220990180969238">
                <text:p>0.00220990180969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34730243682861">
                <text:p>0.023473024368286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510001182556152">
                <text:p>0.005100011825561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333094596862793">
                <text:p>0.0033309459686279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219488143920898">
                <text:p>0.00219488143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07939147949219">
                <text:p>0.02079391479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52030086517334">
                <text:p>0.00520300865173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313186645507813">
                <text:p>0.003131866455078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220108032226562">
                <text:p>0.002201080322265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225188732147217">
                <text:p>0.02251887321472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223517417907715">
                <text:p>0.00223517417907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53248405456543">
                <text:p>0.005324840545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361895561218262">
                <text:p>0.00361895561218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225186347961426">
                <text:p>0.0022518634796142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208687782287598">
                <text:p>0.0020868778228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222418308258057">
                <text:p>0.02224183082580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543904304504395">
                <text:p>0.005439043045043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296711921691895">
                <text:p>0.002967119216918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224089622497559">
                <text:p>0.00224089622497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223889350891113">
                <text:p>0.02238893508911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550603866577148">
                <text:p>0.0055060386657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325298309326172">
                <text:p>0.0032529830932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34339427947998">
                <text:p>0.00343394279479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216984748840332">
                <text:p>0.00216984748840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22580623626709">
                <text:p>0.00225806236267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95422172546387">
                <text:p>0.01954221725463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224685668945312">
                <text:p>0.002246856689453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507688522338867">
                <text:p>0.005076885223388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784206390380859">
                <text:p>0.007842063903808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224494934082031">
                <text:p>0.002244949340820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218105316162109">
                <text:p>0.0021810531616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74469947814941">
                <text:p>0.01744699478149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214505195617676">
                <text:p>0.00214505195617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226116180419922">
                <text:p>0.00226116180419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806903839111328">
                <text:p>0.008069038391113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89659595489502">
                <text:p>0.01896595954895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225305557250977">
                <text:p>0.00225305557250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518321990966797">
                <text:p>0.005183219909667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397896766662598">
                <text:p>0.00397896766662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17208862304687">
                <text:p>0.02172088623046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224900245666504">
                <text:p>0.00224900245666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561285018920898">
                <text:p>0.00561285018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221014022827148">
                <text:p>0.0022101402282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222015380859375">
                <text:p>0.002220153808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63569355010986">
                <text:p>0.02635693550109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432205200195313">
                <text:p>0.004322052001953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214982032775879">
                <text:p>0.00214982032775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223991870880127">
                <text:p>0.02239918708801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219511985778809">
                <text:p>0.0021951198577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524520874023438">
                <text:p>0.005245208740234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318503379821777">
                <text:p>0.003185033798217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219511985778809">
                <text:p>0.0021951198577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201702117919922">
                <text:p>0.00201702117919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299739837646484">
                <text:p>0.0299739837646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520205497741699">
                <text:p>0.005202054977416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376319885253906">
                <text:p>0.003763198852539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225996971130371">
                <text:p>0.0022599697113037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221121311187744">
                <text:p>0.02211213111877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443506240844727">
                <text:p>0.004435062408447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418186187744141">
                <text:p>0.004181861877441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224685668945312">
                <text:p>0.002246856689453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204529762268066">
                <text:p>0.02045297622680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222015380859375">
                <text:p>0.002220153808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536298751831055">
                <text:p>0.005362987518310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323200225830078">
                <text:p>0.003232002258300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224759578704834">
                <text:p>0.02247595787048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582003593444824">
                <text:p>0.00582003593444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264096260070801">
                <text:p>0.002640962600708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225710868835449">
                <text:p>0.00225710868835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226340293884277">
                <text:p>0.022634029388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222587585449219">
                <text:p>0.002225875854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523281097412109">
                <text:p>0.0052328109741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325798988342285">
                <text:p>0.003257989883422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30670166015625">
                <text:p>0.00306701660156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213620662689209">
                <text:p>0.0213620662689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22118091583252">
                <text:p>0.002211809158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220108032226562">
                <text:p>0.002201080322265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536298751831055">
                <text:p>0.005362987518310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347089767456055">
                <text:p>0.003470897674560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219607353210449">
                <text:p>0.00219607353210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226731300354004">
                <text:p>0.02267313003540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220894813537598">
                <text:p>0.0022089481353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562500953674316">
                <text:p>0.00562500953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325703620910645">
                <text:p>0.003257036209106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22118091583252">
                <text:p>0.002211809158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219070911407471">
                <text:p>0.021907091140747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220990180969238">
                <text:p>0.00220990180969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223278999328613">
                <text:p>0.002232789993286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922513008117676">
                <text:p>0.00922513008117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9550085067749">
                <text:p>0.0195500850677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220584869384766">
                <text:p>0.00220584869384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547695159912109">
                <text:p>0.0054769515991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346183776855469">
                <text:p>0.003461837768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218319892883301">
                <text:p>0.0021831989288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216293334960937">
                <text:p>0.00216293334960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230271816253662">
                <text:p>0.02302718162536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558209419250488">
                <text:p>0.00558209419250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280380249023437">
                <text:p>0.002803802490234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238800048828125">
                <text:p>0.0023880004882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215411186218262">
                <text:p>0.0215411186218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222587585449219">
                <text:p>0.002225875854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219106674194336">
                <text:p>0.00219106674194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553584098815918">
                <text:p>0.0055358409881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254321098327637">
                <text:p>0.00254321098327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30908393859863">
                <text:p>0.023090839385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231504440307617">
                <text:p>0.002315044403076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526189804077148">
                <text:p>0.0052618980407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560307502746582">
                <text:p>0.005603075027465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21970272064209">
                <text:p>0.0021970272064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202708244323731">
                <text:p>0.02027082443237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226616859436035">
                <text:p>0.0022661685943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558996200561523">
                <text:p>0.00558996200561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294303894042969">
                <text:p>0.002943038940429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24828720092773">
                <text:p>0.02248287200927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558805465698242">
                <text:p>0.00558805465698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287985801696777">
                <text:p>0.002879858016967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221610069274902">
                <text:p>0.00221610069274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222489833831787">
                <text:p>0.02224898338317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533509254455566">
                <text:p>0.005335092544555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307297706604004">
                <text:p>0.003072977066040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232410430908203">
                <text:p>0.0023241043090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21619606018066">
                <text:p>0.02216196060180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525379180908203">
                <text:p>0.0052537918090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354790687561035">
                <text:p>0.00354790687561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223016738891602">
                <text:p>0.00223016738891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22268104553223">
                <text:p>0.0222268104553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532293319702148">
                <text:p>0.00532293319702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321316719055176">
                <text:p>0.003213167190551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223803520202637">
                <text:p>0.002238035202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28390693664551">
                <text:p>0.02283906936645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220108032226562">
                <text:p>0.002201080322265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226688385009766">
                <text:p>0.00226688385009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527596473693848">
                <text:p>0.0052759647369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355100631713867">
                <text:p>0.003551006317138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216817855834961">
                <text:p>0.0021681785583496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218105316162109">
                <text:p>0.0021810531616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17800140380859">
                <text:p>0.02178001403808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22118091583252">
                <text:p>0.002211809158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226879119873047">
                <text:p>0.0022687911987304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52640438079834">
                <text:p>0.00526404380798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514912605285645">
                <text:p>0.005149126052856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218081474304199">
                <text:p>0.00218081474304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208640098571777">
                <text:p>0.02086400985717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227618217468262">
                <text:p>0.00227618217468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51419734954834">
                <text:p>0.00514197349548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404214859008789">
                <text:p>0.0040421485900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2349853515625">
                <text:p>0.0023498535156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221014022827148">
                <text:p>0.0022101402282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211310386657715">
                <text:p>0.0211310386657715</text:p>
              </table:table-cell>
              <table:table-cell office:value-type="float" office:value="0.0055">
                <text:p>0.00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